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01c3ae" officeooo:paragraph-rsid="0001c3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normal" officeooo:rsid="0001c3ae" officeooo:paragraph-rsid="0001c3a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01c3ae" officeooo:paragraph-rsid="0001c3ae" style:font-weight-asian="normal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01c3ae" officeooo:paragraph-rsid="0001c3ae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1c3ae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01c3ae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1c3ae" officeooo:paragraph-rsid="0001c3ae"/>
    </style:style>
    <style:style style:name="P8" style:family="paragraph" style:parent-style-name="Standard">
      <style:paragraph-properties fo:text-align="start" style:justify-single-word="false"/>
      <style:text-properties officeooo:rsid="0001c3ae" officeooo:paragraph-rsid="0001c3ae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1c3ae" officeooo:paragraph-rsid="0001c3ae"/>
    </style:style>
    <style:style style:name="T1" style:family="text">
      <style:text-properties style:text-position="0% 100%" style:text-underline-style="none" fo:font-weight="normal" style:font-weight-asian="normal" style:font-weight-complex="normal"/>
    </style:style>
    <style:style style:name="T2" style:family="text">
      <style:text-properties style:text-position="0% 100%" style:text-underline-style="none" fo:font-weight="normal" officeooo:rsid="0001c3ae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l VF</text:p>
      <text:p text:style-name="P2">Intro :</text:p>
      <text:p text:style-name="P3"/>
      <text:list xml:id="list903793117" text:style-name="L2">
        <text:list-item>
          <text:p text:style-name="P6"><text:span text:style-name="T2">Bienvenue</text:span></text:p>
        </text:list-item>
      </text:list>
      <text:list xml:id="list3979764497" text:style-name="L1">
        <text:list-item>
          <text:p text:style-name="P5"><text:span text:style-name="T2">but/ce que c’est</text:span></text:p>
          <text:list>
            <text:list-item>
              <text:p text:style-name="P7"><text:span text:style-name="T1">PPP et détail (MON projet professionnel), qui tienne la route</text:span></text:p>
            </text:list-item>
          </text:list>
        </text:list-item>
      </text:list>
      <text:p text:style-name="P8"><text:span text:style-name="T1"/></text:p>
      <text:p text:style-name="P8"><text:span text:style-name="T1"/></text:p>
      <text:p text:style-name="P9"><text:span text:style-name="T3">Passé :</text:span></text:p>
      <text:list xml:id="list3183644087" text:style-name="L3">
        <text:list-item>
          <text:p text:style-name="P4">Bac à Strasbourg : début classique en école d’ingé : spé math/physique/chime , maths experte</text:p>
          <text:p text:style-name="P4">Mais, un petit plus : section euro Anglais</text:p>
        </text:list-item>
      </text:list>
      <text:p text:style-name="P3"/>
      <text:p text:style-name="P3"/>
      <text:p text:style-name="P3"/>
      <text:p text:style-name="P2">Présent :</text:p>
      <text:p text:style-name="P2"/>
      <text:p text:style-name="P2"/>
      <text:p text:style-name="P2"/>
      <text:p text:style-name="P2">Future :</text:p>
      <text:p text:style-name="P2"/>
      <text:p text:style-name="P2"/>
      <text:p text:style-name="P2">Mobilité internationale 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0:40:39.157002988</meta:creation-date>
    <dc:date>2024-10-21T20:46:10.228696977</dc:date>
    <meta:editing-duration>PT5M3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55" meta:character-count="288" meta:non-whitespace-character-count="249"/>
  </office:meta>
</office:document-meta>
</file>